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17.013cm" fo:margin-left="0cm" table:align="left"/>
    </style:style>
    <style:style style:name="Tabel1.A" style:family="table-column">
      <style:table-column-properties style:column-width="2.427cm"/>
    </style:style>
    <style:style style:name="Tabel1.B" style:family="table-column">
      <style:table-column-properties style:column-width="2.429cm"/>
    </style:style>
    <style:style style:name="Tabel1.E" style:family="table-column">
      <style:table-column-properties style:column-width="2.484cm"/>
    </style:style>
    <style:style style:name="Tabel1.F" style:family="table-column">
      <style:table-column-properties style:column-width="2.374cm"/>
    </style:style>
    <style:style style:name="Tabel1.G" style:family="table-column">
      <style:table-column-properties style:column-width="2.441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G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ourier 10 Pitch" fo:font-size="10pt" fo:font-weight="normal" officeooo:rsid="000ec992" officeooo:paragraph-rsid="000ec992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10 Pitch" fo:font-size="10pt" fo:font-weight="normal" officeooo:paragraph-rsid="00118a3d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10pt" fo:font-weight="normal" officeooo:paragraph-rsid="00127760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normal" officeooo:rsid="0011620d" officeooo:paragraph-rsid="00127760" fo:background-color="transparent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Courier 10 Pitch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Courier 10 Pitch" fo:font-size="10pt" fo:font-weight="normal" officeooo:rsid="0011620d" officeooo:paragraph-rsid="0011620d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Courier 10 Pitch" fo:font-size="10pt" fo:font-weight="normal" officeooo:rsid="0011620d" officeooo:paragraph-rsid="00127760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Courier 10 Pitch" fo:font-size="10pt" fo:font-weight="normal" officeooo:rsid="0011620d" officeooo:paragraph-rsid="00142fbd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Courier 10 Pitch" fo:font-size="10pt" fo:font-weight="normal" officeooo:rsid="000fa032" officeooo:paragraph-rsid="000fa032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Courier 10 Pitch" fo:font-size="10pt" fo:font-weight="normal" officeooo:rsid="00142fbd" officeooo:paragraph-rsid="00142fbd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Courier 10 Pitch" fo:font-size="10pt" fo:font-weight="normal" officeooo:rsid="00181e13" officeooo:paragraph-rsid="00181e13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urier 10 Pitch" fo:font-size="10pt" fo:font-weight="normal" officeooo:rsid="0017ae15" officeooo:paragraph-rsid="00127760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Courier 10 Pitch" fo:font-size="10pt" fo:font-weight="normal" officeooo:rsid="00118a3d" officeooo:paragraph-rsid="00127760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ourier 10 Pitch" fo:font-size="10pt" fo:font-weight="normal" officeooo:rsid="00118a3d" officeooo:paragraph-rsid="001a0867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Courier 10 Pitch" fo:font-size="10pt" fo:font-weight="normal" officeooo:paragraph-rsid="00127760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10pt" fo:font-weight="normal" officeooo:rsid="001bf053" officeooo:paragraph-rsid="001bf05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42fbd"/>
    </style:style>
    <style:style style:name="T2" style:family="text">
      <style:text-properties officeooo:rsid="0014fb05"/>
    </style:style>
    <style:style style:name="T3" style:family="text">
      <style:text-properties officeooo:rsid="001639ed"/>
    </style:style>
    <style:style style:name="T4" style:family="text">
      <style:text-properties officeooo:rsid="001a0867"/>
    </style:style>
    <style:style style:name="T5" style:family="text">
      <style:text-properties officeooo:rsid="001a74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3"/>
        <table:table-column table:style-name="Tabel1.E"/>
        <table:table-column table:style-name="Tabel1.F"/>
        <table:table-column table:style-name="Tabel1.G"/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3"><text:span text:style-name="T5">v</text:span>oorstellingen</text:p>
          </table:table-cell>
          <table:table-cell table:style-name="Tabel1.A1" office:value-type="string">
            <text:p text:style-name="P2"><text:span text:style-name="T5">r</text:span>eserveren</text:p>
          </table:table-cell>
          <table:table-cell table:style-name="Tabel1.A1" office:value-type="string">
            <text:p text:style-name="P2"><text:span text:style-name="T5">ma</text:span>ndje</text:p>
          </table:table-cell>
          <table:table-cell table:style-name="Tabel1.A1" office:value-type="string">
            <text:p text:style-name="P2"><text:span text:style-name="T5">b</text:span>evestig</text:p>
          </table:table-cell>
          <table:table-cell table:style-name="Tabel1.A1" office:value-type="string">
            <text:p text:style-name="P2"><text:span text:style-name="T5">n</text:span>ieuweklant</text:p>
          </table:table-cell>
          <table:table-cell table:style-name="Tabel1.G1" office:value-type="string">
            <text:p text:style-name="P2"><text:span text:style-name="T5">o</text:span>verzicht</text:p>
          </table:table-cell>
        </table:table-row>
        <table:table-row>
          <table:table-cell table:style-name="Tabel1.A2" office:value-type="string">
            <text:p text:style-name="P3"><text:span text:style-name="T5">v</text:span>oorstellingen</text:p>
          </table:table-cell>
          <table:table-cell table:style-name="Tabel1.A2" office:value-type="string">
            <text:p text:style-name="P18">get(genreId)</text:p>
          </table:table-cell>
          <table:table-cell table:style-name="Tabel1.A2" office:value-type="string">
            <text:p text:style-name="P11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6"/>
          </table:table-cell>
          <table:table-cell table:style-name="Tabel1.A2" office:value-type="string">
            <text:p text:style-name="P7"/>
          </table:table-cell>
          <table:table-cell table:style-name="Tabel1.G2" office:value-type="string">
            <text:p text:style-name="P7"/>
          </table:table-cell>
        </table:table-row>
        <table:table-row>
          <table:table-cell table:style-name="Tabel1.A2" office:value-type="string">
            <text:p text:style-name="P2"><text:span text:style-name="T5">r</text:span>eserveren</text:p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9"/>
          </table:table-cell>
          <table:table-cell table:style-name="Tabel1.A2" office:value-type="string">
            <text:p text:style-name="P6"/>
          </table:table-cell>
          <table:table-cell table:style-name="Tabel1.A2" office:value-type="string">
            <text:p text:style-name="P7"/>
          </table:table-cell>
          <table:table-cell table:style-name="Tabel1.G2" office:value-type="string">
            <text:p text:style-name="P7"/>
          </table:table-cell>
        </table:table-row>
        <table:table-row>
          <table:table-cell table:style-name="Tabel1.A2" office:value-type="string">
            <text:p text:style-name="P2"><text:span text:style-name="T5">m</text:span>andje</text:p>
          </table:table-cell>
          <table:table-cell table:style-name="Tabel1.A2" office:value-type="string">
            <text:p text:style-name="P10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5"/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7"/>
          </table:table-cell>
          <table:table-cell table:style-name="Tabel1.G2" office:value-type="string">
            <text:p text:style-name="P7"/>
          </table:table-cell>
        </table:table-row>
        <table:table-row>
          <table:table-cell table:style-name="Tabel1.A2" office:value-type="string">
            <text:p text:style-name="P2"><text:span text:style-name="T5">b</text:span>evestig</text:p>
          </table:table-cell>
          <table:table-cell table:style-name="Tabel1.A2" office:value-type="string">
            <text:p text:style-name="P10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5"/>
          </table:table-cell>
          <table:table-cell table:style-name="Tabel1.A2" office:value-type="string">
            <text:p text:style-name="P14"/>
          </table:table-cell>
          <table:table-cell table:style-name="Tabel1.A2" office:value-type="string">
            <text:p text:style-name="P12"/>
          </table:table-cell>
          <table:table-cell table:style-name="Tabel1.G2" office:value-type="string">
            <text:p text:style-name="P13"/>
          </table:table-cell>
        </table:table-row>
        <table:table-row>
          <table:table-cell table:style-name="Tabel1.A2" office:value-type="string">
            <text:p text:style-name="P2"><text:span text:style-name="T5">n</text:span>ieuweklant</text:p>
          </table:table-cell>
          <table:table-cell table:style-name="Tabel1.A2" office:value-type="string">
            <text:p text:style-name="P10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15"/>
          </table:table-cell>
          <table:table-cell table:style-name="Tabel1.A2" office:value-type="string">
            <text:p text:style-name="P16"/>
          </table:table-cell>
          <table:table-cell table:style-name="Tabel1.G2" office:value-type="string">
            <text:p text:style-name="P7"/>
          </table:table-cell>
        </table:table-row>
        <table:table-row>
          <table:table-cell table:style-name="Tabel1.A2" office:value-type="string">
            <text:p text:style-name="P2"><text:span text:style-name="T5">o</text:span>verzicht</text:p>
          </table:table-cell>
          <table:table-cell table:style-name="Tabel1.A2" office:value-type="string">
            <text:p text:style-name="P10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7"/>
          </table:table-cell>
          <table:table-cell table:style-name="Tabel1.A2" office:value-type="string">
            <text:p text:style-name="P7"/>
          </table:table-cell>
          <table:table-cell table:style-name="Tabel1.G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l" fo:country="B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9:55:50.798153719</meta:creation-date>
    <dc:date>2018-01-20T13:16:10.654801000</dc:date>
    <meta:editing-duration>PT1H14M18S</meta:editing-duration>
    <meta:editing-cycles>14</meta:editing-cycles>
    <meta:generator>LibreOffice/5.4.4.2$MacOSX_X86_64 LibreOffice_project/2524958677847fb3bb44820e40380acbe820f960</meta:generator>
    <meta:document-statistic meta:table-count="1" meta:image-count="0" meta:object-count="0" meta:page-count="1" meta:paragraph-count="13" meta:word-count="13" meta:character-count="128" meta:non-whitespace-character-count="128"/>
  </office:meta>
</office:document-meta>
</file>